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nux Biolinum" svg:font-family="'Linux Biolinum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6699" draw:textarea-horizontal-align="justify" draw:textarea-vertical-align="middle" draw:auto-grow-height="false" fo:min-height="0.866cm" fo:min-width="0.542cm"/>
    </style:style>
    <style:style style:name="gr2" style:family="graphic" style:parent-style-name="standard">
      <style:graphic-properties draw:stroke="none" draw:fill-color="#663399" draw:textarea-horizontal-align="justify" draw:textarea-vertical-align="middle" draw:auto-grow-height="false" fo:min-height="0.868cm" fo:min-width="7.113cm"/>
    </style:style>
    <style:style style:name="gr3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3333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in-height="0.949cm" fo:min-width="2.995cm"/>
      <style:paragraph-properties style:writing-mode="lr-tb"/>
    </style:style>
    <style:style style:name="gr7" style:family="graphic" style:parent-style-name="objectwithoutfill">
      <style:graphic-properties svg:stroke-width="0.081cm" svg:stroke-color="#c921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663399" draw:textarea-horizontal-align="justify" draw:textarea-vertical-align="middle" draw:auto-grow-height="false" fo:min-height="0.868cm" fo:min-width="2.916cm"/>
    </style:style>
    <style:style style:name="gr10" style:family="graphic" style:parent-style-name="standard">
      <style:graphic-properties draw:stroke="none" svg:stroke-color="#000000" draw:fill="none" draw:fill-color="#ffffff" fo:min-height="1.629cm"/>
      <style:paragraph-properties style:writing-mode="lr-tb"/>
    </style:style>
    <style:style style:name="gr11" style:family="graphic" style:parent-style-name="standard">
      <style:graphic-properties draw:stroke="none" draw:fill-color="#663399" draw:textarea-horizontal-align="justify" draw:textarea-vertical-align="middle" draw:auto-grow-height="false" fo:min-height="0.868cm" fo:min-width="13.515cm"/>
    </style:style>
    <style:style style:name="gr12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loext:graphic-properties draw:fill-color="#cc6699"/>
      <style:paragraph-properties fo:text-align="center"/>
      <style:text-properties fo:color="#000000" loext:opacity="100%"/>
    </style:style>
    <style:style style:name="P2" style:family="paragraph">
      <loext:graphic-properties draw:fill-color="#6633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3333ff" loext:opacity="100%" style:font-name="Arial"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style:font-name="Linux Biolinum"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c9211e" loext:opacity="100%" style:font-name="Arial"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Arial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3333ff" loext:opacity="100%" style:font-name="Arial" fo:font-size="12pt" style:font-name-asian="Arial1" style:font-size-asian="12pt" style:font-name-complex="Arial1" style:font-size-complex="12pt"/>
    </style:style>
    <style:style style:name="T2" style:family="text">
      <style:text-properties style:font-name="Linux Biolinum" fo:font-size="16pt" fo:font-style="italic" style:font-name-asian="Arial1" style:font-size-asian="16pt" style:font-style-asian="italic" style:font-name-complex="Arial1" style:font-size-complex="16pt" style:font-style-complex="italic"/>
    </style:style>
    <style:style style:name="T3" style:family="text">
      <style:text-properties fo:color="#c9211e" loext:opacity="100%" style:font-name="Arial" fo:font-size="12pt" style:font-name-asian="Arial1" style:font-size-asian="12pt" style:font-name-complex="Arial1" style:font-size-complex="12pt"/>
    </style:style>
    <style:style style:name="T4" style:family="text">
      <style:text-properties style:font-name="Arial" fo:font-size="14pt" style:font-size-asian="14pt" style:font-size-complex="14pt"/>
    </style:style>
    <style:style style:name="T5" style:family="text">
      <style:text-properties style:font-name="Arial" fo:font-size="14pt" style:font-name-asian="Liberation Sans3" style:font-size-asian="14pt" style:font-name-complex="Liberation Sans3" style:font-size-complex="14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42cm" svg:height="1.116cm" svg:x="7.867cm" svg:y="4.3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13cm" svg:height="1.118cm" svg:x="8.935cm" svg:y="4.34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665cm" svg:y1="5.477cm" svg:x2="17.096cm" svg:y2="5.477cm">
          <text:p/>
        </draw:line>
        <draw:polyline draw:style-name="gr4" draw:text-style-name="P3" draw:layer="layout" svg:width="0.238cm" svg:height="7.599cm" draw:transform="rotate (-1.5707963267949) translate (16.504cm 5.573cm)" svg:viewBox="0 0 239 7600" draw:points="239,7600 239,0 0,0">
          <text:p/>
        </draw:polyline>
        <draw:frame draw:style-name="gr5" draw:text-style-name="P5" draw:layer="layout" svg:width="2.17cm" svg:height="0.725cm" svg:x="11.79cm" svg:y="5.855cm">
          <draw:text-box>
            <text:p text:style-name="P4"><text:span text:style-name="T1">1400 μs</text:span></text:p>
          </draw:text-box>
        </draw:frame>
        <draw:frame draw:style-name="gr6" draw:text-style-name="P6" draw:layer="layout" svg:width="3.495cm" svg:height="1.199cm" svg:x="7.181cm" svg:y="2.08cm">
          <draw:text-box>
            <text:p text:style-name="P4"><text:span text:style-name="T2">μ</text:span></text:p>
          </draw:text-box>
        </draw:frame>
        <draw:frame draw:style-name="gr5" draw:text-style-name="P7" draw:layer="layout" svg:width="2.17cm" svg:height="0.725cm" svg:x="7.29cm" svg:y="5.856cm">
          <draw:text-box>
            <text:p text:style-name="P4"><text:span text:style-name="T3">2 μs</text:span></text:p>
          </draw:text-box>
        </draw:frame>
        <draw:polyline draw:style-name="gr7" draw:text-style-name="P3" draw:layer="layout" svg:width="0.238cm" svg:height="1.009cm" draw:transform="rotate (1.5707963267949) translate (7.904cm 5.813cm)" svg:viewBox="0 0 239 1010" draw:points="0,1010 0,0 239,0">
          <text:p/>
        </draw:polyline>
        <draw:line draw:style-name="gr8" draw:text-style-name="P3" draw:layer="layout" svg:x1="8.925cm" svg:y1="5.983cm" svg:x2="8.925cm" svg:y2="2.952cm">
          <text:p/>
        </draw:line>
        <draw:custom-shape draw:style-name="gr1" draw:text-style-name="P1" draw:layer="layout" svg:width="1.042cm" svg:height="1.116cm" svg:x="1.268cm" svg:y="4.3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416cm" svg:height="1.118cm" svg:x="2.336cm" svg:y="4.34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066cm" svg:y1="5.478cm" svg:x2="6.441cm" svg:y2="5.478cm">
          <text:p/>
        </draw:line>
        <draw:polyline draw:style-name="gr4" draw:text-style-name="P3" draw:layer="layout" svg:width="0.238cm" svg:height="3.351cm" draw:transform="rotate (-1.5707963267949) translate (5.705cm 5.574cm)" svg:viewBox="0 0 239 3352" draw:points="239,3352 239,0 0,0">
          <text:p/>
        </draw:polyline>
        <draw:frame draw:style-name="gr5" draw:text-style-name="P5" draw:layer="layout" svg:width="2.17cm" svg:height="0.725cm" svg:x="2.891cm" svg:y="5.856cm">
          <draw:text-box>
            <text:p text:style-name="P4"><text:span text:style-name="T1">600 μs</text:span></text:p>
          </draw:text-box>
        </draw:frame>
        <draw:frame draw:style-name="gr6" draw:text-style-name="P6" draw:layer="layout" svg:width="3.495cm" svg:height="1.199cm" svg:x="0.582cm" svg:y="2.081cm">
          <draw:text-box>
            <text:p text:style-name="P4"><text:span text:style-name="T2">μ</text:span></text:p>
          </draw:text-box>
        </draw:frame>
        <draw:frame draw:style-name="gr5" draw:text-style-name="P7" draw:layer="layout" svg:width="2.17cm" svg:height="0.725cm" svg:x="0.691cm" svg:y="5.857cm">
          <draw:text-box>
            <text:p text:style-name="P4"><text:span text:style-name="T3">2 μs</text:span></text:p>
          </draw:text-box>
        </draw:frame>
        <draw:polyline draw:style-name="gr7" draw:text-style-name="P3" draw:layer="layout" svg:width="0.238cm" svg:height="1.009cm" draw:transform="rotate (1.5707963267949) translate (1.305cm 5.814cm)" svg:viewBox="0 0 239 1010" draw:points="0,1010 0,0 239,0">
          <text:p/>
        </draw:polyline>
        <draw:line draw:style-name="gr8" draw:text-style-name="P3" draw:layer="layout" svg:x1="2.326cm" svg:y1="5.984cm" svg:x2="2.326cm" svg:y2="2.953cm">
          <text:p/>
        </draw:line>
        <draw:frame draw:style-name="gr10" draw:text-style-name="P8" draw:layer="layout" svg:width="5.159cm" svg:height="1.879cm" svg:x="0.847cm" svg:y="0.661cm">
          <draw:text-box>
            <text:p text:style-name="P4"><text:span text:style-name="T4">Water pool muon</text:span><text:span text:style-name="T4"><text:line-break/></text:span><text:span text:style-name="T4">(# hits &gt; 12)</text:span></text:p>
          </draw:text-box>
        </draw:frame>
        <draw:frame draw:style-name="gr10" draw:text-style-name="P8" draw:layer="layout" svg:width="9.313cm" svg:height="1.879cm" svg:x="7.699cm" svg:y="0.662cm">
          <draw:text-box>
            <text:p text:style-name="P4"><text:span text:style-name="T4">AD muon</text:span><text:span text:style-name="T4"><text:line-break/></text:span><text:span text:style-name="T4">(3,000 pe &lt; Q </text:span><text:span text:style-name="T5">≤</text:span><text:span text:style-name="T4"> 300,000 pe)</text:span></text:p>
          </draw:text-box>
        </draw:frame>
        <draw:custom-shape draw:style-name="gr1" draw:text-style-name="P1" draw:layer="layout" svg:width="1.042cm" svg:height="1.116cm" svg:x="1.269cm" svg:y="11.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4.015cm" svg:height="1.118cm" svg:x="2.337cm" svg:y="11.3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067cm" svg:y1="12.479cm" svg:x2="16.986cm" svg:y2="12.479cm">
          <text:p/>
        </draw:line>
        <draw:polyline draw:style-name="gr4" draw:text-style-name="P3" draw:layer="layout" svg:width="0.238cm" svg:height="14.021cm" draw:transform="rotate (-1.5707963267949) translate (16.338cm 12.575cm)" svg:viewBox="0 0 239 14022" draw:points="239,14022 239,0 0,0">
          <text:p/>
        </draw:polyline>
        <draw:frame draw:style-name="gr12" draw:text-style-name="P5" draw:layer="layout" svg:width="2.95cm" svg:height="1.199cm" svg:x="7.492cm" svg:y="12.857cm">
          <draw:text-box>
            <text:p text:style-name="P4"><text:span text:style-name="T1">400,400 μs</text:span></text:p>
          </draw:text-box>
        </draw:frame>
        <draw:frame draw:style-name="gr6" draw:text-style-name="P6" draw:layer="layout" svg:width="3.495cm" svg:height="1.199cm" svg:x="0.583cm" svg:y="9.082cm">
          <draw:text-box>
            <text:p text:style-name="P4"><text:span text:style-name="T2">μ</text:span></text:p>
          </draw:text-box>
        </draw:frame>
        <draw:frame draw:style-name="gr5" draw:text-style-name="P7" draw:layer="layout" svg:width="2.17cm" svg:height="0.725cm" svg:x="0.692cm" svg:y="12.858cm">
          <draw:text-box>
            <text:p text:style-name="P4"><text:span text:style-name="T3">2 μs</text:span></text:p>
          </draw:text-box>
        </draw:frame>
        <draw:polyline draw:style-name="gr7" draw:text-style-name="P3" draw:layer="layout" svg:width="0.238cm" svg:height="1.009cm" draw:transform="rotate (1.5707963267949) translate (1.306cm 12.815cm)" svg:viewBox="0 0 239 1010" draw:points="0,1010 0,0 239,0">
          <text:p/>
        </draw:polyline>
        <draw:line draw:style-name="gr8" draw:text-style-name="P3" draw:layer="layout" svg:x1="2.327cm" svg:y1="12.985cm" svg:x2="2.327cm" svg:y2="9.954cm">
          <text:p/>
        </draw:line>
        <draw:frame draw:style-name="gr10" draw:text-style-name="P9" draw:layer="layout" svg:width="5.159cm" svg:height="1.879cm" svg:x="6.148cm" svg:y="8.162cm">
          <draw:text-box>
            <text:p text:style-name="P4"><text:span text:style-name="T6">Shower muon</text:span><text:span text:style-name="T6"><text:line-break/></text:span><text:span text:style-name="T6">(Q &gt; 300,000 pe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nux Biolinum" svg:font-family="'Linux Biolinum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3T17:02:33.346107689</meta:creation-date>
    <dc:date>2021-11-07T19:59:53.335303070</dc:date>
    <meta:editing-duration>PT49M56S</meta:editing-duration>
    <meta:editing-cycles>14</meta:editing-cycles>
    <meta:generator>LibreOffice/7.2.2.2$Linux_X86_64 LibreOffice_project/20$Build-2</meta:generator>
    <meta:document-statistic meta:object-count="30"/>
  </office:meta>
</office:document-meta>
</file>